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1cm" fo:margin-right="-0.9cm" fo:text-indent="0cm" style:auto-text-indent="false" style:page-number="auto" fo:background-color="transparent"/>
      <style:text-properties fo:font-weight="bold" officeooo:rsid="001c3afc" officeooo:paragraph-rsid="001c3afc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-1cm" fo:margin-right="-0.9cm" fo:text-indent="0cm" style:auto-text-indent="false" fo:background-color="transparent"/>
      <style:text-properties fo:font-weight="bold" officeooo:rsid="001c3afc" officeooo:paragraph-rsid="001c3afc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-1cm" fo:margin-right="-0.9cm" fo:text-indent="0cm" style:auto-text-indent="false" fo:background-color="transparent"/>
      <style:text-properties fo:font-weight="normal" officeooo:rsid="001c3afc" officeooo:paragraph-rsid="001c3af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Filipe Tizzo Souza</text:p>
      <text:p text:style-name="P2">RA: 123637</text:p>
      <text:p text:style-name="P2"/>
      <text:p text:style-name="P2">TBL 1 – desenvolvimento web – 2° parte (Grupo)</text:p>
      <text:p text:style-name="P2"/>
      <text:p text:style-name="P2"/>
      <text:p text:style-name="P3">1° -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23:15:02.047949039</meta:creation-date>
    <dc:date>2026-02-26T23:18:12.383864538</dc:date>
    <meta:editing-duration>PT3M10S</meta:editing-duration>
    <meta:editing-cycles>1</meta:editing-cycles>
    <meta:document-statistic meta:table-count="0" meta:image-count="0" meta:object-count="0" meta:page-count="1" meta:paragraph-count="4" meta:word-count="15" meta:character-count="86" meta:non-whitespace-character-count="72"/>
    <meta:generator>LibreOffice/24.2.7.2$Linux_X86_64 LibreOffice_project/420$Build-2</meta:generator>
  </office:meta>
</office:document-meta>
</file>